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418e" officeooo:paragraph-rsid="001f418e"/>
    </style:style>
    <style:style style:name="P2" style:family="paragraph" style:parent-style-name="Table_20_Contents">
      <style:text-properties officeooo:rsid="00226da1" officeooo:paragraph-rsid="00226da1"/>
    </style:style>
    <style:style style:name="P3" style:family="paragraph" style:parent-style-name="Table_20_Contents">
      <style:text-properties officeooo:rsid="0023d994" officeooo:paragraph-rsid="0023d994"/>
    </style:style>
    <style:style style:name="P4" style:family="paragraph" style:parent-style-name="Table_20_Contents">
      <style:text-properties officeooo:paragraph-rsid="0023d994"/>
    </style:style>
    <style:style style:name="P5" style:family="paragraph" style:parent-style-name="Table_20_Contents">
      <style:text-properties officeooo:rsid="00258926" officeooo:paragraph-rsid="00258926"/>
    </style:style>
    <style:style style:name="P6" style:family="paragraph" style:parent-style-name="Table_20_Contents">
      <style:text-properties officeooo:paragraph-rsid="00258926"/>
    </style:style>
    <style:style style:name="P7" style:family="paragraph" style:parent-style-name="Table_20_Contents">
      <style:text-properties officeooo:rsid="002597bf" officeooo:paragraph-rsid="002597bf"/>
    </style:style>
    <style:style style:name="P8" style:family="paragraph" style:parent-style-name="Table_20_Contents">
      <style:text-properties officeooo:rsid="0026ff73" officeooo:paragraph-rsid="0026ff73"/>
    </style:style>
    <style:style style:name="P9" style:family="paragraph" style:parent-style-name="Table_20_Contents">
      <style:text-properties officeooo:rsid="0027f1dd" officeooo:paragraph-rsid="0027f1dd"/>
    </style:style>
    <style:style style:name="P10" style:family="paragraph" style:parent-style-name="Table_20_Contents">
      <style:text-properties officeooo:rsid="0028caff" officeooo:paragraph-rsid="0028caff"/>
    </style:style>
    <style:style style:name="P11" style:family="paragraph" style:parent-style-name="Table_20_Contents">
      <style:text-properties officeooo:rsid="002b152d" officeooo:paragraph-rsid="002b152d"/>
    </style:style>
    <style:style style:name="P12" style:family="paragraph" style:parent-style-name="Standard">
      <style:text-properties officeooo:rsid="001f418e" officeooo:paragraph-rsid="001f418e"/>
    </style:style>
    <style:style style:name="P13" style:family="paragraph" style:parent-style-name="Standard">
      <style:text-properties fo:language="de" fo:country="DE"/>
    </style:style>
    <style:style style:name="P14" style:family="paragraph" style:parent-style-name="Standard">
      <style:text-properties officeooo:paragraph-rsid="002b152d"/>
    </style:style>
    <style:style style:name="P15" style:family="paragraph" style:parent-style-name="Standard">
      <style:text-properties officeooo:rsid="001f418e" officeooo:paragraph-rsid="001f418e"/>
    </style:style>
    <style:style style:name="P16" style:family="paragraph" style:parent-style-name="Standard">
      <style:text-properties fo:language="de" fo:country="DE"/>
    </style:style>
    <style:style style:name="P17" style:family="paragraph" style:parent-style-name="Standard">
      <style:text-properties fo:language="de" fo:country="DE" officeooo:paragraph-rsid="001f418e"/>
    </style:style>
    <style:style style:name="P18" style:family="paragraph" style:parent-style-name="Standard">
      <style:text-properties fo:language="de" fo:country="DE" officeooo:rsid="0026ff73" officeooo:paragraph-rsid="0026ff73"/>
    </style:style>
    <style:style style:name="T1" style:family="text">
      <style:text-properties officeooo:rsid="001f418e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213a2c"/>
    </style:style>
    <style:style style:name="T4" style:family="text">
      <style:text-properties fo:language="de" fo:country="DE" officeooo:rsid="00226da1"/>
    </style:style>
    <style:style style:name="T5" style:family="text">
      <style:text-properties fo:language="de" fo:country="DE" officeooo:rsid="0023d994"/>
    </style:style>
    <style:style style:name="T6" style:family="text">
      <style:text-properties fo:language="de" fo:country="DE" officeooo:rsid="00258926"/>
    </style:style>
    <style:style style:name="T7" style:family="text">
      <style:text-properties fo:language="de" fo:country="DE" officeooo:rsid="0028caff"/>
    </style:style>
    <style:style style:name="T8" style:family="text">
      <style:text-properties fo:language="de" fo:country="DE" officeooo:rsid="00295dd2"/>
    </style:style>
    <style:style style:name="T9" style:family="text">
      <style:text-properties officeooo:rsid="0023d994"/>
    </style:style>
    <style:style style:name="T10" style:family="text">
      <style:text-properties officeooo:rsid="0026ff73"/>
    </style:style>
    <style:style style:name="T11" style:family="text">
      <style:text-properties officeooo:rsid="002b54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enchmarks</text:p>
      <text:p text:style-name="P12"/>
      <text:p text:style-name="P12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blktrace: </text:p>
          </table:table-cell>
          <table:table-cell table:style-name="Table1.B1" office:value-type="string">
            <text:p text:style-name="P17">Block-Layer-IO-Tracing-Mechanismus, der bietet<text:line-break/>detaillierte Informationen zu Anforderungswarteschlangenoperationen<text:line-break/>bis zum Benutzerplatz.</text:p>
          </table:table-cell>
        </table:table-row>
        <table:table-row>
          <table:table-cell table:style-name="Table1.A2" office:value-type="string">
            <text:p text:style-name="P1">Bonnie++</text:p>
          </table:table-cell>
          <table:table-cell table:style-name="Table1.B2" office:value-type="string">
            <text:p text:style-name="P13"><text:bookmark text:name="result_box"/>Eine Benchmark - Suite, die darauf abzielt, eine Reihe von<text:line-break/>einfache Tests der Festplatten- und Dateisystem-Performance <text:span text:style-name="T1">durchzuführen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1">Cache-calibrator</text:p>
          </table:table-cell>
          <table:table-cell table:style-name="Table1.B2" office:value-type="string">
            <text:p text:style-name="P13"><text:bookmark text:name="result_box1"/>Cache-Kalibrator ist ein kleines C-Programm, das <text:line-break/>ein Speichersystem <text:span text:style-name="T1">analysiert und Informationen darstellt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1">Dhrystone</text:p>
          </table:table-cell>
          <table:table-cell table:style-name="Table1.B2" office:value-type="string">
            <text:p text:style-name="P1">Eine Integer-Benchmark</text:p>
          </table:table-cell>
        </table:table-row>
        <table:table-row>
          <table:table-cell table:style-name="Table1.A2" office:value-type="string">
            <text:p text:style-name="P1">Dmalloc</text:p>
          </table:table-cell>
          <table:table-cell table:style-name="Table1.B2" office:value-type="string">
            <text:p text:style-name="Standard"><text:bookmark text:name="result_box2"/><text:span text:style-name="T2">Eine Debug-Speicherzuordnungsbibliothek, </text:span><text:span text:style-name="T3">welche </text:span><text:span text:style-name="T2">ein</text:span><text:span text:style-name="T3">en</text:span><text:span text:style-name="T2"> Ersatz für die malloc-, realloc-, calloc-, free- und <text:s/>Routinen </text:span><text:span text:style-name="T3">des Systems</text:span><text:span text:style-name="T2"> zur Verfügung </text:span><text:span text:style-name="T3">stellt</text:span></text:p>
          </table:table-cell>
        </table:table-row>
        <table:table-row>
          <table:table-cell table:style-name="Table1.A2" office:value-type="string">
            <text:p text:style-name="P2">Dropwatch</text:p>
          </table:table-cell>
          <table:table-cell table:style-name="Table1.B2" office:value-type="string">
            <text:p text:style-name="P13"><text:bookmark text:name="result_box3"/>Dropwatch ist ein interaktives Dienstprogramm zum Überwachen und<text:line-break/>Aufzeichnung von Paketen, die vom Kernel gelöscht werden</text:p>
            <text:p text:style-name="Table_20_Contents"/>
          </table:table-cell>
        </table:table-row>
        <table:table-row>
          <table:table-cell table:style-name="Table1.A2" office:value-type="string">
            <text:p text:style-name="P2">Dstat</text:p>
          </table:table-cell>
          <table:table-cell table:style-name="Table1.B2" office:value-type="string">
            <text:p text:style-name="Standard"><text:span text:style-name="T2"><text:s/>ermöglicht es alle Systemressourcen in Echtzeit zu sehen.<text:line-break/></text:span><text:span text:style-name="T4">Es</text:span><text:span text:style-name="T2"> </text:span><text:span text:style-name="T4">kann zum Beispiel die Datenträgerauslastung, in Kombination mit Interrupts, des IDE-Controllers verglichen werden</text:span></text:p>
          </table:table-cell>
        </table:table-row>
        <table:table-row>
          <table:table-cell table:style-name="Table1.A2" office:value-type="string">
            <text:p text:style-name="P2">dt</text:p>
          </table:table-cell>
          <table:table-cell table:style-name="Table1.B2" office:value-type="string">
            <text:p text:style-name="Standard"><text:bookmark text:name="result_box5"/><text:span text:style-name="T2">dt ist ein generisches Datentestprogramm, das zur Überprüfung der </text:span><text:span text:style-name="T4">richtigen Funktionsweise </text:span><text:span text:style-name="T2">von Peripheriegeräten, Dateisystemen, Gerätetreibern,<text:line-break/>oder irgendein</text:span><text:span text:style-name="T4">em</text:span><text:span text:style-name="T2"> Datenstrom, der vom Betriebssystem unterstützt wird, </text:span><text:span text:style-name="T4">genutzt wird</text:span></text:p>
          </table:table-cell>
        </table:table-row>
        <table:table-row>
          <table:table-cell table:style-name="Table1.A2" office:value-type="string">
            <text:p text:style-name="P3">Duma</text:p>
          </table:table-cell>
          <table:table-cell table:style-name="Table1.B2" office:value-type="string">
            <text:p text:style-name="P4"><text:span text:style-name="T9"><text:s/>Detect Unintended Memory Access.</text:span><text:bookmark text:name="result_box6"/><text:span text:style-name="T2">Erkennt Pufferüberlauf und<text:line-break/>Unterlauf, </text:span><text:span text:style-name="T5">sowie</text:span><text:span text:style-name="T2"> Speicherlecks.</text:span></text:p>
          </table:table-cell>
        </table:table-row>
        <table:table-row>
          <table:table-cell table:style-name="Table1.A2" office:value-type="string">
            <text:p text:style-name="P5">gdb</text:p>
          </table:table-cell>
          <table:table-cell table:style-name="Table1.B2" office:value-type="string">
            <text:p text:style-name="P6"><text:bookmark text:name="result_box12"/><text:span text:style-name="T2">GDB, der GNU Project Debugger, ermöglicht es , zu sehen, was ist<text:line-break/>in einem anderen Programm während der Ausführung </text:span><text:span text:style-name="T6">geschieht</text:span><text:span text:style-name="T2"> - oder<text:line-break/>was ein anderes Programm gerade gemacht hat, als es abgestürzt ist.</text:span></text:p>
          </table:table-cell>
        </table:table-row>
        <table:table-row>
          <table:table-cell table:style-name="Table1.A2" office:value-type="string">
            <text:p text:style-name="P5">Iozone</text:p>
          </table:table-cell>
          <table:table-cell table:style-name="Table1.B2" office:value-type="string">
            <text:p text:style-name="P13"><text:bookmark text:name="result_box13"/>IOzone ist ein Dateisystem-Benchmark-Tool.<text:line-break/>Der Benchmark generiert und misst eine Vielzahl von Dateioperationen</text:p>
          </table:table-cell>
        </table:table-row>
        <table:table-row>
          <table:table-cell table:style-name="Table1.A2" office:value-type="string">
            <text:p text:style-name="P5">lmbench</text:p>
          </table:table-cell>
          <table:table-cell table:style-name="Table1.B2" office:value-type="string">
            <text:p text:style-name="Standard"><text:span text:style-name="T6">lmbench</text:span><text:span text:style-name="T2"> ist </text:span><text:span text:style-name="T6">eine</text:span><text:span text:style-name="T2"> </text:span><text:span text:style-name="T6">Sammlung</text:span><text:span text:style-name="T2"> aus einfachen, tragbaren,<text:line-break/>ANSI / C Microbenchmarks für UNIX / POSIX.</text:span></text:p>
          </table:table-cell>
        </table:table-row>
        <table:table-row>
          <table:table-cell table:style-name="Table1.A2" office:value-type="string">
            <text:p text:style-name="P7">Ltrace</text:p>
          </table:table-cell>
          <table:table-cell table:style-name="Table1.B2" office:value-type="string">
            <text:p text:style-name="P7">Während ein Befehl ausgeführt wird, zeichnet ltrace alle dynamischen Bibliotheksaufrufe auf, sowie alle aus- und eingehenden Signale des Prozesses</text:p>
          </table:table-cell>
        </table:table-row>
        <table:table-row>
          <table:table-cell table:style-name="Table1.A2" office:value-type="string">
            <text:p text:style-name="P7">Memstat</text:p>
          </table:table-cell>
          <table:table-cell table:style-name="Table1.B2" office:value-type="string">
            <text:p text:style-name="P7">Listet alle Prozesse, ausführbare Dateien und Bibliotheken auf, welche auf virtuellen Speicher zugreifen. </text:p>
          </table:table-cell>
        </table:table-row>
        <table:table-row>
          <table:table-cell table:style-name="Table1.A2" office:value-type="string">
            <text:p text:style-name="P7">Netperf</text:p>
          </table:table-cell>
          <table:table-cell table:style-name="Table1.B2" office:value-type="string">
            <text:p text:style-name="P8">Benchmark-Tool zum Messen der Netzwerkleistung</text:p>
          </table:table-cell>
        </table:table-row>
        <table:table-row>
          <table:table-cell table:style-name="Table1.A2" office:value-type="string">
            <text:p text:style-name="P8">Nmon</text:p>
          </table:table-cell>
          <table:table-cell table:style-name="Table1.B2" office:value-type="string">
            <text:p text:style-name="P8">Leistungsmonitor für Linux</text:p>
          </table:table-cell>
        </table:table-row>
        <table:table-row>
          <table:table-cell table:style-name="Table1.A2" office:value-type="string">
            <text:p text:style-name="P8">Oprofile</text:p>
          </table:table-cell>
          <table:table-cell table:style-name="Table1.B2" office:value-type="string">
            <text:p text:style-name="P13"><text:bookmark text:name="result_box16"/>OProfile nutzt die Hardware-Leistungsindikatoren der<text:line-break/>CPU zur Profilerstellung einer Vielzahl von interessanten<text:line-break/>Statistiken. </text:p>
            <text:p text:style-name="Table_20_Contents"/>
          </table:table-cell>
        </table:table-row>
        <table:table-row>
          <table:table-cell table:style-name="Table1.A2" office:value-type="string">
            <text:p text:style-name="P8">pv</text:p>
          </table:table-cell>
          <table:table-cell table:style-name="Table1.B2" office:value-type="string">
            <text:p text:style-name="P13"><text:bookmark text:name="result_box17"/>Pipe Viewer - ist ein Terminal-basiertes Tool <text:span text:style-name="T10">zur </text:span>Überwachung des Fortschritts <text:soft-page-break/>von Daten durch <text:span text:style-name="T10">eine </text:span>Pipeline.</text:p>
            <text:p text:style-name="Table_20_Contents"/>
          </table:table-cell>
        </table:table-row>
        <table:table-row>
          <table:table-cell table:style-name="Table1.A2" office:value-type="string">
            <text:p text:style-name="P8">Ramspeed/smp</text:p>
          </table:table-cell>
          <table:table-cell table:style-name="Table1.B2" office:value-type="string">
            <text:p text:style-name="P8">Open Source Werkzeug zum Messen der Cache- und Speicherleistung von Systemen mit mehreren Prozessoren.</text:p>
          </table:table-cell>
        </table:table-row>
        <table:table-row>
          <table:table-cell table:style-name="Table1.A2" office:value-type="string">
            <text:p text:style-name="P9">Rt-tests</text:p>
          </table:table-cell>
          <table:table-cell table:style-name="Table1.B2" office:value-type="string">
            <text:p text:style-name="P9">Dienstprogramme zum Testen des Echtzeitverhalt<text:span text:style-name="T11">en</text:span>s eines Linuxsystems.</text:p>
          </table:table-cell>
        </table:table-row>
        <table:table-row>
          <table:table-cell table:style-name="Table1.A2" office:value-type="string">
            <text:p text:style-name="P9">spidev_test</text:p>
          </table:table-cell>
          <table:table-cell table:style-name="Table1.B2" office:value-type="string">
            <text:p text:style-name="P18"><text:bookmark text:name="result_box18"/>SPI-Test-Dienstprogramm (mit Spidev-Treiber).</text:p>
          </table:table-cell>
        </table:table-row>
        <table:table-row>
          <table:table-cell table:style-name="Table1.A2" office:value-type="string">
            <text:p text:style-name="P9">Strace</text:p>
          </table:table-cell>
          <table:table-cell table:style-name="Table1.B2" office:value-type="string">
            <text:p text:style-name="P9">Geeignet zum Aufzeichnen der Systemaufrufe, welche von einem Programm während der Ausführung getätigt werden</text:p>
          </table:table-cell>
        </table:table-row>
        <table:table-row>
          <table:table-cell table:style-name="Table1.A2" office:value-type="string">
            <text:p text:style-name="P9">stress</text:p>
          </table:table-cell>
          <table:table-cell table:style-name="Table1.B2" office:value-type="string">
            <text:p text:style-name="P18"><text:bookmark text:name="result_box19"/>Ein einfacher Workload-Generator für POSIX-Systeme.<text:line-break/>Es enthält eine konfigurierbare Menge an CPU, Speicher, I / O und<text:line-break/>Festplattenbelastung des Systems.</text:p>
          </table:table-cell>
        </table:table-row>
        <table:table-row>
          <table:table-cell table:style-name="Table1.A2" office:value-type="string">
            <text:p text:style-name="P9">Stress-ng</text:p>
          </table:table-cell>
          <table:table-cell table:style-name="Table1.B2" office:value-type="string">
            <text:p text:style-name="P9">Unterzieht das System verschiedenen Stresstests. </text:p>
          </table:table-cell>
        </table:table-row>
        <table:table-row>
          <table:table-cell table:style-name="Table1.A2" office:value-type="string">
            <text:p text:style-name="P10">Tinymembench</text:p>
          </table:table-cell>
          <table:table-cell table:style-name="Table1.B2" office:value-type="string">
            <text:p text:style-name="P14"><text:bookmark text:name="result_box20"/><text:span text:style-name="T7">Tinyememberch ist ein einfaches Speicher-Benchmark-Programm, das<text:line-break/>versucht, die Spitzenbandbreite </text:span><text:span text:style-name="T8">von </text:span><text:span text:style-name="T7">sequentiellen Speichers</text:span><text:span text:style-name="T8">z</text:span><text:span text:style-name="T7">ugriffe</text:span><text:span text:style-name="T8">n</text:span><text:span text:style-name="T7"> und die Latenz von zufälligen Speicherzugriffen zu messen.<text:line-break/></text:span><text:bookmark text:name="result_box21"/><text:span text:style-name="T2">Die Bandbreite wird gemessen, indem für die ausgerichteten Speicherblöcke ein unterschiedlicher Assemblercode ausgeführt wird und unterschiedliche Vorabholstrategien versucht werden.</text:span></text:p>
          </table:table-cell>
        </table:table-row>
        <table:table-row>
          <table:table-cell table:style-name="Table1.A2" office:value-type="string">
            <text:p text:style-name="P11">Trace-cmd</text:p>
          </table:table-cell>
          <table:table-cell table:style-name="Table1.B2" office:value-type="string">
            <text:p text:style-name="P11">Liest die Befehlzeilen mit</text:p>
          </table:table-cell>
        </table:table-row>
        <table:table-row>
          <table:table-cell table:style-name="Table1.A2" office:value-type="string">
            <text:p text:style-name="P11">Trinity</text:p>
          </table:table-cell>
          <table:table-cell table:style-name="Table1.B2" office:value-type="string">
            <text:p text:style-name="P11">Es werden zufällige Systemaufrufe getätigt.</text:p>
          </table:table-cell>
        </table:table-row>
        <table:table-row>
          <table:table-cell table:style-name="Table1.A2" office:value-type="string">
            <text:p text:style-name="P11">Uclibc-ng-test</text:p>
          </table:table-cell>
          <table:table-cell table:style-name="Table1.B2" office:value-type="string">
            <text:p text:style-name="P11">Nützlich zum Testen der uClibc-ng-Bibliothek.</text:p>
          </table:table-cell>
        </table:table-row>
        <table:table-row>
          <table:table-cell table:style-name="Table1.A2" office:value-type="string">
            <text:p text:style-name="P11">Whetstone</text:p>
          </table:table-cell>
          <table:table-cell table:style-name="Table1.B2" office:value-type="string">
            <text:p text:style-name="P11">Ermöglicht es, die Geschwindigkeit und Effizienz von Systemen zu vergleichen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49:49.202968949</meta:creation-date>
    <dc:date>2018-07-03T15:05:58.152827587</dc:date>
    <meta:editing-duration>PT1H9M20S</meta:editing-duration>
    <meta:editing-cycles>8</meta:editing-cycles>
    <meta:generator>LibreOffice/5.2.7.2$Linux_X86_64 LibreOffice_project/20m0$Build-2</meta:generator>
    <meta:document-statistic meta:table-count="1" meta:image-count="0" meta:object-count="0" meta:page-count="2" meta:paragraph-count="60" meta:word-count="417" meta:character-count="3445" meta:non-whitespace-character-count="3078"/>
  </office:meta>
</office:document-meta>
</file>